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5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tch Name Wrangler Pseudo-Code</text:p>
      <text:p text:style-name="Standard">Mehron Kugler</text:p>
      <text:p text:style-name="Standard"/>
      <text:p text:style-name="Standard">Nov 11, 2014</text:p>
      <text:p text:style-name="Standard"/>
      <text:p text:style-name="Standard">Variables</text:p>
      <text:p text:style-name="Standard">file_list, array – contains active list of files to be renamed</text:p>
      <text:p text:style-name="Standard">filename, string – reference string for modifying filenames</text:p>
      <text:p text:style-name="Standard">prepend, string</text:p>
      <text:p text:style-name="Standard">append, string – filename = prepend + filename + append</text:p>
      <text:p text:style-name="Standard">date, string – </text:p>
      <text:p text:style-name="Standard">paste, string – specified STRING to be inserted somewhere</text:p>
      <text:p text:style-name="Standard">series, int – range 0...max population of file_list</text:p>
      <text:p text:style-name="Standard">series_active – boolean</text:p>
      <text:p text:style-name="Standard">current_config – refers to the current configuration file (.brangle_sessionCreationDateAndTime)</text:p>
      <text:p text:style-name="Standard"/>
      <text:p text:style-name="Standard"/>
      <text:p text:style-name="Standard">Functions:</text:p>
      <text:list xml:id="list170200942" text:style-name="L5">
        <text:list-item>
          <text:p text:style-name="P2">add file1, file2, file3 …</text:p>
          <text:list>
            <text:list-item>
              <text:p text:style-name="P2">stores those files in array for modification</text:p>
            </text:list-item>
          </text:list>
        </text:list-item>
        <text:list-item>
          <text:p text:style-name="P2">remove file1, file2, file3, wildcard</text:p>
          <text:list>
            <text:list-item>
              <text:p text:style-name="P2">delete file1, file2, file3, wildcard files from the filename_array</text:p>
            </text:list-item>
          </text:list>
        </text:list-item>
        <text:list-item>
          <text:p text:style-name="P2">list – shows what files are in the queue </text:p>
          <text:list>
            <text:list-item>
              <text:p text:style-name="P2">if more than 50 files, generates a text file and puts a notice</text:p>
            </text:list-item>
          </text:list>
        </text:list-item>
        <text:list-item>
          <text:p text:style-name="P2">append STRING</text:p>
        </text:list-item>
        <text:list-item>
          <text:p text:style-name="P2">prepend STRING</text:p>
        </text:list-item>
        <text:list-item>
          <text:p text:style-name="P2">paste "STRING" at position X</text:p>
          <text:list>
            <text:list-item>
              <text:p text:style-name="P2">inserts STRING at character position specified by integer X</text:p>
            </text:list-item>
            <text:list-item>
              <text:p text:style-name="P2">returns error if out of bounds … how to resolve this?</text:p>
            </text:list-item>
          </text:list>
        </text:list-item>
        <text:list-item>
          <text:p text:style-name="P2">Cut "STRING"</text:p>
          <text:list>
            <text:list-item>
              <text:p text:style-name="P2">remove the requested text matching STRING from all filenames</text:p>
            </text:list-item>
          </text:list>
        </text:list-item>
        <text:list-item>
          <text:p text:style-name="P2">replace </text:p>
        </text:list-item>
        <text:list-item>
          <text:p text:style-name="P2">rename STRING</text:p>
          <text:list>
            <text:list-item>
              <text:p text:style-name="P2">rename all files to STRING, automatically add SERIES</text:p>
            </text:list-item>
          </text:list>
        </text:list-item>
        <text:list-item>
          <text:p text:style-name="P2">summary</text:p>
          <text:list>
            <text:list-item>
              <text:p text:style-name="P2">Show a summary of the changes which will be made to the files</text:p>
            </text:list-item>
          </text:list>
        </text:list-item>
        <text:list-item>
          <text:p text:style-name="P2">apply</text:p>
          <text:list>
            <text:list-item>
              <text:p text:style-name="P2">"commit" the changes to the filenames – does NOT clear all changes afterwards</text:p>
            </text:list-item>
          </text:list>
        </text:list-item>
        <text:list-item>
          <text:p text:style-name="P2">reset </text:p>
          <text:list>
            <text:list-item>
              <text:p text:style-name="P2">clear all changes and stored files</text:p>
            </text:list-item>
          </text:list>
        </text:list-item>
        <text:list-item>
          <text:p text:style-name="P2">new</text:p>
          <text:list>
            <text:list-item>
              <text:p text:style-name="P2">create a new session, automatically make a .brangle_date_time file</text:p>
            </text:list-item>
          </text:list>
        </text:list-item>
        <text:list-item>
          <text:p text:style-name="P2">numbering on/off</text:p>
          <text:list>
            <text:list-item>
              <text:p text:style-name="P2">append a range of numbers to the files (0...1...2...3...)</text:p>
            </text:list-item>
          </text:list>
        </text:list-item>
        <text:list-item>
          <text:p text:style-name="P2">save (STRING)</text:p>
          <text:list>
            <text:list-item>
              <text:p text:style-name="P2">write all working changes to a config file, with date and time, or to .brangle_STRING if it is specified</text:p>
            </text:list-item>
          </text:list>
        </text:list-item>
        <text:list-item>
          <text:p text:style-name="P2"><text:soft-page-break/>load STRING</text:p>
          <text:list>
            <text:list-item>
              <text:p text:style-name="P2">clear out current session and load changes from a file STRING</text:p>
            </text:list-item>
            <text:list-item>
              <text:p text:style-name="P2">be smart and prepend .brangle_ to STRING so user just types the reference, if .brangle_ isn't in STRING</text:p>
            </text:list-item>
          </text:list>
        </text:list-item>
        <text:list-item>
          <text:p text:style-name="P2">test</text:p>
          <text:list>
            <text:list-item>
              <text:p text:style-name="P2">See if requested settings will work (output to brangle_time&amp;date_testresult.txt)</text:p>
            </text:list-item>
          </text:list>
        </text:list-item>
        <text:list-item>
          <text:p text:style-name="P2">spaces-to-underscore on/off</text:p>
          <text:list>
            <text:list-item>
              <text:p text:style-name="P2">convert spaces to underscore</text:p>
            </text:list-item>
          </text:list>
        </text:list-item>
        <text:list-item>
          <text:p text:style-name="P2">help</text:p>
          <text:list>
            <text:list-item>
              <text:p text:style-name="P2">show all commands</text:p>
            </text:list-item>
          </text:list>
        </text:list-item>
        <text:list-item>
          <text:p text:style-name="P2">extension</text:p>
          <text:list>
            <text:list-item>
              <text:p text:style-name="P2">change extension of all files</text:p>
            </text:list-item>
          </text:list>
        </text:list-item>
      </text:list>
      <text:p text:style-name="Standard"/>
      <text:p text:style-name="Standard">Order of operations:</text:p>
      <text:p text:style-name="Standard"/>
      <text:p text:style-name="Standard">prepend + filename (paste, cut, series/rename) + series indicator + append + <text:span text:style-name="T1">(file extension)</text:span></text:p>
      <text:p text:style-name="Standard"/>
      <text:list xml:id="list1849072679" text:style-name="L3">
        <text:list-item>
          <text:p text:style-name="P1">Settings file for current "instance"</text:p>
        </text:list-item>
        <text:list-item>
          <text:p text:style-name="P1">Check if a settings file exists (.brangle)</text:p>
          <text:list>
            <text:list-item>
              <text:p text:style-name="P1">Create if not found</text:p>
            </text:list-item>
            <text:list-item>
              <text:p text:style-name="P1">Validate and load if found</text:p>
            </text:list-item>
          </text:list>
        </text:list-item>
        <text:list-item>
          <text:p text:style-name="P1">Add files</text:p>
          <text:list>
            <text:list-item>
              <text:p text:style-name="P1">Store them in first line of .brangle</text:p>
            </text:list-item>
            <text:list-item>
              <text:p text:style-name="P1">Store them in files [] array</text:p>
            </text:list-item>
          </text:list>
        </text:list-item>
        <text:list-item>
          <text:p text:style-name="P1">remove files</text:p>
          <text:list>
            <text:list-item>
              <text:p text:style-name="P1">Remove matching array entries in files [] array, write changes to .brangle</text:p>
            </text:list-item>
          </text:list>
        </text:list-item>
        <text:list-item>
          <text:p text:style-name="P1">prepend</text:p>
          <text:list>
            <text:list-item>
              <text:p text:style-name="P1">prepend STRING to filenam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hron Kugler</meta:initial-creator>
    <meta:creation-date>2014-11-11T14:39:00</meta:creation-date>
    <dc:date>2014-11-11T16:24:47</dc:date>
    <dc:creator>Mehron Kugler</dc:creator>
    <meta:editing-duration>PT01H30M37S</meta:editing-duration>
    <meta:editing-cycles>7</meta:editing-cycles>
    <meta:generator>NeoOffice/3.4.1$Unix OpenOffice.org_project/Patch 9</meta:generator>
    <meta:document-statistic meta:table-count="0" meta:image-count="0" meta:object-count="0" meta:page-count="2" meta:paragraph-count="66" meta:word-count="429" meta:character-count="2406"/>
  </office:meta>
</office:document-meta>
</file>